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5E0000005E8F59B17D.jpg"/>
  <manifest:file-entry manifest:media-type="" manifest:full-path="Pictures/2000000700001CF1000013055386680D.svm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#<text:variable-set text:name="Assignment" office:value-type="float" office:value="6" style:data-style-name="N0">6</text:variable-set>: Work and Energy</text:p>
      <text:p text:style-name="P3"/>
      <text:list xml:id="list648101963" text:style-name="L1">
        <text:list-item>
          <text:p text:style-name="P2">Jaime is at an airport, towing his 29.0 kg suitcase at constant speed by pulling on the strap at an angle above the horizontal. He pulls on the strap with a 40.0 N force, and the friction force on the suitcase is 12.0 N.</text:p>
          <text:list>
            <text:list-item>
              <text:p text:style-name="P2">What angle does the strap make with the horizontal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67350368" text:continue-numbering="true" text:style-name="L1">
        <text:list-item>
          <text:list>
            <text:list-item>
              <text:p text:style-name="P2">If he pulls the suitcase a distance of 45 meters, what is the amount of work that he did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312087682" text:continue-numbering="true" text:style-name="L1">
        <text:list-item>
          <text:p text:style-name="P2">Brigette ( m = 55 kg) visits the playground and gets on a swing. <text:s/>If the seat is 0.75m above the ground, and the top bar of the swing is 3 meters up, </text:p>
          <text:list>
            <text:list-item>
              <text:p text:style-name="P2">What is the amount of work that Brigette must do to get the swing to a 45 degree angle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82751080" text:continue-numbering="true" text:style-name="L1">
        <text:list-item>
          <text:list>
            <text:list-item>
              <text:p text:style-name="P2">How fast is Brigette going while passing through the bottom point of the swing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604427463" text:continue-numbering="true" text:style-name="L1">
        <text:list-item>
          <text:list>
            <text:list-item>
              <text:p text:style-name="P2">Brigette jumps off the swing. <text:s/>How fast is she going when she hits the ground? <text:s/>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865454233" text:continue-numbering="true" text:style-name="L1">
        <text:list-item>
          <text:p text:style-name="P2"><text:soft-page-break/>Sofia lifts a 5 kg bowling ball a height of 1 meter. <text:s/>She then exerts a horizontal force of 20 N on the bowling ball for a distance of 2 meters. <text:s/></text:p>
          <text:list>
            <text:list-item>
              <text:p text:style-name="P2">If the bowling ball travels the entire length of the lane, how long does it take for Sofia to knock down the pins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787996698" text:continue-numbering="true" text:style-name="L1">
        <text:list-item>
          <text:list>
            <text:list-item>
              <text:p text:style-name="P2">The pins fall over. <text:s/>If the center of mass of each pin is 0.25 m above the ground, and the energy of the bowling ball is evenly distributed between all the pins, how fast do the pins travel away from their previous places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27765591" text:continue-numbering="true" text:style-name="L1">
        <text:list-item>
          <text:p text:style-name="P2">Greg (60 kg) jumps out of a 2<text:span text:style-name="T1">nd</text:span> story window (4 meters high) onto a trampoline that Josh ((65 kg) is standing on. <text:s/>Josh is launched off the trampoline at a 60 degree angle with the ground. </text:p>
          <text:list>
            <text:list-item>
              <text:p text:style-name="P2">How high does Josh go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591163855" text:continue-numbering="true" text:style-name="L1">
        <text:list-item>
          <text:p text:style-name="P2"><draw:frame draw:style-name="fr1" draw:name="graphics2" text:anchor-type="paragraph" svg:x="-0.0126in" svg:y="0.7602in" svg:width="2.95in" svg:height="1.9299in" draw:z-index="0"><draw:image xlink:href="Pictures/2000000700001CF1000013055386680D.svm" xlink:type="simple" xlink:show="embed" xlink:actuate="onLoad"/></draw:frame>You are attempting to throw Billy-Bob your hammer by tossing it over the barrier. <text:s/>If a speed of 10 m/s will break Billy-Bob's hands, what is the maximum height that you can throw the hammer without injuring Billy-Bob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322in" svg:y="-0.4543in" svg:width="0.7327in" svg:height="0.7744in" draw:z-index="2"><draw:image xlink:href="Pictures/100000000000005E0000005E8F59B17D.jpg" xlink:type="simple" xlink:show="embed" xlink:actuate="onLoad"/></draw:frame> <text:s text:c="11"/>Name: <text:tab/><text:tab/><text:date style:data-style-name="N37" text:date-value="2010-09-23T08:53:22">09/23/10</text:date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office:value-type="float" style:data-style-name="N0">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23T07:53:03</meta:creation-date>
    <meta:editing-duration>PT00H59M17S</meta:editing-duration>
    <meta:editing-cycles>2</meta:editing-cycles>
    <meta:generator>OpenOffice.org/3.2$Unix OpenOffice.org_project/320m12$Build-9483</meta:generator>
    <meta:initial-creator>Jonas Williamson</meta:initial-creator>
    <meta:printed-by>Jonas Williamson</meta:printed-by>
    <meta:print-date>2010-09-23T07:53:44</meta:print-date>
    <meta:document-statistic meta:table-count="0" meta:image-count="2" meta:object-count="0" meta:page-count="2" meta:paragraph-count="16" meta:word-count="356" meta:character-count="1782"/>
    <dc:date>2010-09-23T08:53:21</dc:date>
    <dc:creator>Jonas Williamson</dc:creator>
    <meta:user-defined meta:name="Info 1"/>
    <meta:user-defined meta:name="Info 2"/>
    <meta:user-defined meta:name="Info 3"/>
    <meta:user-defined meta:name="Info 4"/>
  </office:meta>
</office:document-meta>
</file>